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3e6e" officeooo:paragraph-rsid="001d3e6e"/>
    </style:style>
    <style:style style:name="P2" style:family="paragraph" style:parent-style-name="Standard">
      <style:text-properties officeooo:rsid="00204b79" officeooo:paragraph-rsid="00204b79"/>
    </style:style>
    <style:style style:name="P3" style:family="paragraph" style:parent-style-name="Standard">
      <style:text-properties fo:font-weight="bold" officeooo:rsid="00204b79" officeooo:paragraph-rsid="00204b79" style:font-weight-asian="bold" style:font-weight-complex="bold"/>
    </style:style>
    <style:style style:name="P4" style:family="paragraph" style:parent-style-name="Standard">
      <style:text-properties fo:font-weight="bold" officeooo:rsid="0021989c" officeooo:paragraph-rsid="0021989c" style:font-weight-asian="bold" style:font-weight-complex="bold"/>
    </style:style>
    <style:style style:name="P5" style:family="paragraph" style:parent-style-name="Standard">
      <style:text-properties fo:font-weight="bold" officeooo:rsid="0022e2c2" officeooo:paragraph-rsid="0022e2c2" style:font-weight-asian="bold" style:font-weight-complex="bold"/>
    </style:style>
    <style:style style:name="P6" style:family="paragraph" style:parent-style-name="Standard">
      <style:text-properties fo:font-weight="bold" officeooo:rsid="00285853" officeooo:paragraph-rsid="00285853" style:font-weight-asian="bold" style:font-weight-complex="bold"/>
    </style:style>
    <style:style style:name="P7" style:family="paragraph" style:parent-style-name="Standard">
      <style:text-properties fo:font-weight="normal" officeooo:rsid="0021989c" officeooo:paragraph-rsid="0021989c" style:font-weight-asian="normal" style:font-weight-complex="normal"/>
    </style:style>
    <style:style style:name="P8" style:family="paragraph" style:parent-style-name="Standard">
      <style:text-properties fo:font-weight="normal" officeooo:rsid="0022e2c2" officeooo:paragraph-rsid="0022e2c2" style:font-weight-asian="normal" style:font-weight-complex="normal"/>
    </style:style>
    <style:style style:name="P9" style:family="paragraph" style:parent-style-name="Standard">
      <style:text-properties fo:font-weight="normal" officeooo:rsid="00238a5f" officeooo:paragraph-rsid="00238a5f" style:font-weight-asian="normal" style:font-weight-complex="normal"/>
    </style:style>
    <style:style style:name="P10" style:family="paragraph" style:parent-style-name="Standard">
      <style:text-properties fo:font-weight="normal" officeooo:rsid="002bdb5b" officeooo:paragraph-rsid="002bdb5b" style:font-weight-asian="normal" style:font-weight-complex="normal"/>
    </style:style>
    <style:style style:name="P11" style:family="paragraph" style:parent-style-name="Standard">
      <style:text-properties fo:font-weight="normal" officeooo:rsid="0039788b" officeooo:paragraph-rsid="0039788b" style:font-weight-asian="normal" style:font-weight-complex="normal"/>
    </style:style>
    <style:style style:name="P12" style:family="paragraph" style:parent-style-name="Standard">
      <style:text-properties fo:font-weight="normal" officeooo:rsid="003a2809" officeooo:paragraph-rsid="0041ff5c" style:font-weight-asian="normal" style:font-weight-complex="normal"/>
    </style:style>
    <style:style style:name="P13" style:family="paragraph" style:parent-style-name="Standard">
      <style:text-properties fo:font-size="14pt" fo:font-weight="bold" officeooo:rsid="002439b8" officeooo:paragraph-rsid="002439b8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21989c" officeooo:paragraph-rsid="0021989c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2pt" fo:font-weight="bold" officeooo:rsid="00276968" officeooo:paragraph-rsid="00276968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normal" officeooo:rsid="002439b8" officeooo:paragraph-rsid="002439b8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0e925" officeooo:paragraph-rsid="0030e925" style:font-size-asian="12pt" style:font-weight-asian="normal" style:font-size-complex="12pt" style:font-weight-complex="normal"/>
    </style:style>
    <style:style style:name="P18" style:family="paragraph" style:parent-style-name="Standard">
      <style:text-properties officeooo:paragraph-rsid="002d15f2"/>
    </style:style>
    <style:style style:name="P19" style:family="paragraph" style:parent-style-name="Standard">
      <style:text-properties officeooo:rsid="0039788b" officeooo:paragraph-rsid="0039788b"/>
    </style:style>
    <style:style style:name="P20" style:family="paragraph" style:parent-style-name="Standard">
      <style:text-properties officeooo:rsid="00461e6e" officeooo:paragraph-rsid="00461e6e"/>
    </style:style>
    <style:style style:name="P21" style:family="paragraph" style:parent-style-name="Standard">
      <style:text-properties officeooo:rsid="0059e1c0" officeooo:paragraph-rsid="0059e1c0"/>
    </style:style>
    <style:style style:name="P22" style:family="paragraph" style:parent-style-name="Standard">
      <style:text-properties fo:font-size="14pt" fo:font-weight="bold" officeooo:rsid="002439b8" officeooo:paragraph-rsid="002439b8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21989c" officeooo:paragraph-rsid="0021989c" style:font-size-asian="14pt" style:font-weight-asian="bold" style:font-size-complex="14pt" style:font-weight-complex="bold"/>
    </style:style>
    <style:style style:name="P24" style:family="paragraph" style:parent-style-name="Standard" style:list-style-name="L1">
      <style:text-properties officeooo:paragraph-rsid="002d15f2"/>
    </style:style>
    <style:style style:name="P25" style:family="paragraph" style:parent-style-name="Standard" style:list-style-name="L2">
      <style:text-properties officeooo:rsid="00380d92" officeooo:paragraph-rsid="00380d92"/>
    </style:style>
    <style:style style:name="P26" style:family="paragraph" style:parent-style-name="Standard" style:list-style-name="L2">
      <style:text-properties officeooo:rsid="00393f52" officeooo:paragraph-rsid="00393f52"/>
    </style:style>
    <style:style style:name="P27" style:family="paragraph" style:parent-style-name="Standard" style:list-style-name="L2">
      <style:text-properties officeooo:rsid="0039788b" officeooo:paragraph-rsid="0039788b"/>
    </style:style>
    <style:style style:name="P28" style:family="paragraph" style:parent-style-name="Standard" style:list-style-name="L3">
      <style:text-properties officeooo:rsid="0043f647" officeooo:paragraph-rsid="0043f647"/>
    </style:style>
    <style:style style:name="P29" style:family="paragraph" style:parent-style-name="Standard" style:list-style-name="L3">
      <style:text-properties officeooo:rsid="0043f647" officeooo:paragraph-rsid="0044d7ea"/>
    </style:style>
    <style:style style:name="P30" style:family="paragraph" style:parent-style-name="Standard" style:list-style-name="L3">
      <style:text-properties officeooo:rsid="0043f647" officeooo:paragraph-rsid="005536da"/>
    </style:style>
    <style:style style:name="P31" style:family="paragraph" style:parent-style-name="Standard" style:list-style-name="L3">
      <style:text-properties officeooo:rsid="0044d7ea" officeooo:paragraph-rsid="0044d7ea"/>
    </style:style>
    <style:style style:name="P32" style:family="paragraph" style:parent-style-name="Standard" style:list-style-name="L3">
      <style:text-properties officeooo:rsid="0044d7ea" officeooo:paragraph-rsid="005536da"/>
    </style:style>
    <style:style style:name="P33" style:family="paragraph" style:parent-style-name="Standard" style:list-style-name="L3">
      <style:text-properties officeooo:rsid="00420ba6" officeooo:paragraph-rsid="005536da"/>
    </style:style>
    <style:style style:name="P34" style:family="paragraph" style:parent-style-name="Standard" style:list-style-name="L3">
      <style:text-properties officeooo:rsid="00420ba6" officeooo:paragraph-rsid="0044d7ea"/>
    </style:style>
    <style:style style:name="P35" style:family="paragraph" style:parent-style-name="Standard" style:list-style-name="L3">
      <style:text-properties officeooo:rsid="005536da" officeooo:paragraph-rsid="005536da"/>
    </style:style>
    <style:style style:name="P36" style:family="paragraph" style:parent-style-name="Standard" style:list-style-name="L3">
      <style:text-properties officeooo:rsid="0059e1c0" officeooo:paragraph-rsid="0059e1c0"/>
    </style:style>
    <style:style style:name="P37" style:family="paragraph" style:parent-style-name="Standard" style:list-style-name="L4">
      <style:text-properties officeooo:rsid="0059e1c0" officeooo:paragraph-rsid="0059e1c0"/>
    </style:style>
    <style:style style:name="P38" style:family="paragraph" style:parent-style-name="Standard" style:list-style-name="L3">
      <style:text-properties officeooo:rsid="00570cb7" officeooo:paragraph-rsid="00570cb7"/>
    </style:style>
    <style:style style:name="P39" style:family="paragraph" style:parent-style-name="Standard" style:list-style-name="L4">
      <style:text-properties officeooo:rsid="00461d2f" officeooo:paragraph-rsid="00461d2f"/>
    </style:style>
    <style:style style:name="P40" style:family="paragraph" style:parent-style-name="Standard" style:list-style-name="L4">
      <style:text-properties officeooo:rsid="00461e6e" officeooo:paragraph-rsid="00461e6e"/>
    </style:style>
    <style:style style:name="P41" style:family="paragraph" style:parent-style-name="Standard" style:list-style-name="L4">
      <style:text-properties officeooo:rsid="00461e6e" officeooo:paragraph-rsid="0059e1c0"/>
    </style:style>
    <style:style style:name="P42" style:family="paragraph" style:parent-style-name="Standard" style:list-style-name="L4">
      <style:text-properties officeooo:rsid="0047bbd4" officeooo:paragraph-rsid="0047bbd4"/>
    </style:style>
    <style:style style:name="P43" style:family="paragraph" style:parent-style-name="Standard" style:list-style-name="L4">
      <style:text-properties officeooo:rsid="00303143" officeooo:paragraph-rsid="0059e1c0"/>
    </style:style>
    <style:style style:name="P44" style:family="paragraph" style:parent-style-name="Standard" style:list-style-name="L5">
      <style:text-properties officeooo:rsid="0048f2ec" officeooo:paragraph-rsid="0048f2ec"/>
    </style:style>
    <style:style style:name="P45" style:family="paragraph" style:parent-style-name="Standard" style:list-style-name="L5">
      <style:text-properties officeooo:rsid="0048f2ec" officeooo:paragraph-rsid="005bcc95"/>
    </style:style>
    <style:style style:name="P46" style:family="paragraph" style:parent-style-name="Standard" style:list-style-name="L5">
      <style:text-properties officeooo:rsid="005bcc95" officeooo:paragraph-rsid="005bcc95"/>
    </style:style>
    <style:style style:name="P47" style:family="paragraph" style:parent-style-name="Standard" style:list-style-name="L5">
      <style:text-properties officeooo:rsid="004a82a7" officeooo:paragraph-rsid="004a82a7"/>
    </style:style>
    <style:style style:name="P48" style:family="paragraph" style:parent-style-name="Standard" style:list-style-name="L6">
      <style:text-properties officeooo:rsid="004e62a9" officeooo:paragraph-rsid="004e62a9"/>
    </style:style>
    <style:style style:name="P49" style:family="paragraph" style:parent-style-name="Standard" style:list-style-name="L7">
      <style:text-properties officeooo:rsid="004e62a9" officeooo:paragraph-rsid="004e62a9"/>
    </style:style>
    <style:style style:name="P50" style:family="paragraph" style:parent-style-name="Standard" style:list-style-name="L8">
      <style:text-properties fo:font-weight="normal" officeooo:rsid="003a19c8" officeooo:paragraph-rsid="003a19c8" style:font-weight-asian="normal" style:font-weight-complex="normal"/>
    </style:style>
    <style:style style:name="P51" style:family="paragraph" style:parent-style-name="Standard" style:list-style-name="L9">
      <style:text-properties fo:font-weight="normal" officeooo:rsid="003a19c8" officeooo:paragraph-rsid="0053741d" style:font-weight-asian="normal" style:font-weight-complex="normal"/>
    </style:style>
    <style:style style:name="P52" style:family="paragraph" style:parent-style-name="Standard" style:list-style-name="L8">
      <style:text-properties fo:font-weight="normal" officeooo:rsid="0056e534" officeooo:paragraph-rsid="0056e534" style:font-weight-asian="normal" style:font-weight-complex="normal"/>
    </style:style>
    <style:style style:name="P53" style:family="paragraph" style:parent-style-name="Standard" style:list-style-name="L8">
      <style:text-properties fo:font-weight="normal" officeooo:rsid="0039788b" officeooo:paragraph-rsid="0039788b" style:font-weight-asian="normal" style:font-weight-complex="normal"/>
    </style:style>
    <style:style style:name="P54" style:family="paragraph" style:parent-style-name="Standard" style:list-style-name="L9">
      <style:text-properties fo:font-weight="normal" officeooo:rsid="0039788b" officeooo:paragraph-rsid="0041ff5c" style:font-weight-asian="normal" style:font-weight-complex="normal"/>
    </style:style>
    <style:style style:name="P55" style:family="paragraph" style:parent-style-name="Standard" style:list-style-name="L8">
      <style:text-properties fo:font-weight="normal" officeooo:rsid="004d0078" officeooo:paragraph-rsid="004d0078" style:font-weight-asian="normal" style:font-weight-complex="normal"/>
    </style:style>
    <style:style style:name="P56" style:family="paragraph" style:parent-style-name="Standard" style:list-style-name="L9">
      <style:text-properties fo:font-weight="normal" officeooo:rsid="004d0078" officeooo:paragraph-rsid="004d0078" style:font-weight-asian="normal" style:font-weight-complex="normal"/>
    </style:style>
    <style:style style:name="P57" style:family="paragraph" style:parent-style-name="Standard" style:list-style-name="L8">
      <style:text-properties fo:font-weight="normal" officeooo:rsid="005536da" officeooo:paragraph-rsid="005536da" style:font-weight-asian="normal" style:font-weight-complex="normal"/>
    </style:style>
    <style:style style:name="P58" style:family="paragraph" style:parent-style-name="Standard" style:list-style-name="L8">
      <style:text-properties fo:font-weight="normal" officeooo:rsid="0021989c" officeooo:paragraph-rsid="003a19c8" style:font-weight-asian="normal" style:font-weight-complex="normal"/>
    </style:style>
    <style:style style:name="P59" style:family="paragraph" style:parent-style-name="Standard" style:list-style-name="L9">
      <style:text-properties fo:font-weight="normal" officeooo:rsid="003d6ca2" officeooo:paragraph-rsid="0041ff5c" style:font-weight-asian="normal" style:font-weight-complex="normal"/>
    </style:style>
    <style:style style:name="P60" style:family="paragraph" style:parent-style-name="Standard" style:list-style-name="L9">
      <style:text-properties fo:font-weight="normal" officeooo:rsid="00529b36" officeooo:paragraph-rsid="00529b36" style:font-weight-asian="normal" style:font-weight-complex="normal"/>
    </style:style>
    <style:style style:name="P61" style:family="paragraph" style:parent-style-name="Standard" style:list-style-name="L9">
      <style:text-properties fo:font-weight="normal" officeooo:rsid="003f0e55" officeooo:paragraph-rsid="0041ff5c" style:font-weight-asian="normal" style:font-weight-complex="normal"/>
    </style:style>
    <style:style style:name="P62" style:family="paragraph" style:parent-style-name="Standard" style:list-style-name="L9">
      <style:text-properties fo:font-style="normal" fo:font-weight="normal" officeooo:rsid="003d6ca2" officeooo:paragraph-rsid="0041ff5c" style:font-style-asian="normal" style:font-weight-asian="normal" style:font-style-complex="normal" style:font-weight-complex="normal"/>
    </style:style>
    <style:style style:name="P63" style:family="paragraph" style:parent-style-name="Standard" style:list-style-name="L9">
      <style:text-properties fo:font-style="normal" fo:font-weight="normal" officeooo:rsid="005536da" officeooo:paragraph-rsid="005536da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3f0e55" officeooo:paragraph-rsid="0041ff5c" style:font-style-asian="normal" style:font-weight-asian="normal" style:font-style-complex="normal" style:font-weight-complex="normal"/>
    </style:style>
    <style:style style:name="P65" style:family="paragraph" style:parent-style-name="Standard" style:list-style-name="L4">
      <style:text-properties officeooo:rsid="005e6bae" officeooo:paragraph-rsid="005e6bae"/>
    </style:style>
    <style:style style:name="T1" style:family="text">
      <style:text-properties officeooo:rsid="001eafd6"/>
    </style:style>
    <style:style style:name="T2" style:family="text">
      <style:text-properties officeooo:rsid="002439b8"/>
    </style:style>
    <style:style style:name="T3" style:family="text">
      <style:text-properties officeooo:rsid="0025fcfc"/>
    </style:style>
    <style:style style:name="T4" style:family="text">
      <style:text-properties fo:font-weight="normal" officeooo:rsid="0029e8b0" style:font-weight-asian="normal" style:font-weight-complex="normal"/>
    </style:style>
    <style:style style:name="T5" style:family="text">
      <style:text-properties fo:font-weight="normal" officeooo:rsid="00276968" style:font-weight-asian="normal" style:font-weight-complex="normal"/>
    </style:style>
    <style:style style:name="T6" style:family="text">
      <style:text-properties fo:font-weight="normal" officeooo:rsid="002d15f2" style:font-weight-asian="normal" style:font-weight-complex="normal"/>
    </style:style>
    <style:style style:name="T7" style:family="text">
      <style:text-properties officeooo:rsid="00285853"/>
    </style:style>
    <style:style style:name="T8" style:family="text">
      <style:text-properties officeooo:rsid="002c8da1"/>
    </style:style>
    <style:style style:name="T9" style:family="text">
      <style:text-properties officeooo:rsid="0039788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5536da" style:font-style-asian="italic" style:font-style-complex="italic"/>
    </style:style>
    <style:style style:name="T12" style:family="text">
      <style:text-properties officeooo:rsid="003d6ca2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529b36" style:font-style-asian="normal" style:font-style-complex="normal"/>
    </style:style>
    <style:style style:name="T15" style:family="text">
      <style:text-properties fo:font-style="normal" officeooo:rsid="0053741d" style:font-style-asian="normal" style:font-style-complex="normal"/>
    </style:style>
    <style:style style:name="T16" style:family="text">
      <style:text-properties fo:font-style="normal" officeooo:rsid="0059e1c0" style:font-style-asian="normal" style:font-style-complex="normal"/>
    </style:style>
    <style:style style:name="T17" style:family="text">
      <style:text-properties fo:font-style="normal" officeooo:rsid="006250af" style:font-style-asian="normal" style:font-style-complex="normal"/>
    </style:style>
    <style:style style:name="T18" style:family="text">
      <style:text-properties fo:font-style="normal" officeooo:rsid="00625e69" style:font-style-asian="normal" style:font-style-complex="normal"/>
    </style:style>
    <style:style style:name="T19" style:family="text">
      <style:text-properties officeooo:rsid="00461d2f"/>
    </style:style>
    <style:style style:name="T20" style:family="text">
      <style:text-properties officeooo:rsid="00461e6e"/>
    </style:style>
    <style:style style:name="T21" style:family="text">
      <style:text-properties officeooo:rsid="004a82a7"/>
    </style:style>
    <style:style style:name="T22" style:family="text">
      <style:text-properties officeooo:rsid="004d0078"/>
    </style:style>
    <style:style style:name="T23" style:family="text">
      <style:text-properties officeooo:rsid="00529b36"/>
    </style:style>
    <style:style style:name="T24" style:family="text">
      <style:text-properties officeooo:rsid="0053741d"/>
    </style:style>
    <style:style style:name="T25" style:family="text">
      <style:text-properties officeooo:rsid="005536da"/>
    </style:style>
    <style:style style:name="T26" style:family="text">
      <style:text-properties officeooo:rsid="00570cb7"/>
    </style:style>
    <style:style style:name="T27" style:family="text">
      <style:text-properties officeooo:rsid="0058449d"/>
    </style:style>
    <style:style style:name="T28" style:family="text">
      <style:text-properties officeooo:rsid="0059e1c0"/>
    </style:style>
    <style:style style:name="T29" style:family="text">
      <style:text-properties officeooo:rsid="0060a794"/>
    </style:style>
    <style:style style:name="T30" style:family="text">
      <style:text-properties officeooo:rsid="00633cec"/>
    </style:style>
    <style:style style:name="T31" style:family="text">
      <style:text-properties officeooo:rsid="00656b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Object Caches</text:p>
      <text:p text:style-name="P13"/>
      <text:p text:style-name="P15">Member variables:</text:p>
      <text:p text:style-name="P16">Hash table : per cache buff to bufctl table <text:span text:style-name="T3">(&gt;1/8 object size)</text:span></text:p>
      <text:p text:style-name="P18"><text:span text:style-name="T5">Circular doubly linked list of slabs – </text:span><text:span text:style-name="T4">partially sorted by</text:span></text:p>
      <text:list xml:id="list3737830481" text:style-name="L1">
        <text:list-item>
          <text:p text:style-name="P24"><text:span text:style-name="T6">empty </text:span><text:span text:style-name="T4">(all buffs allocated), partial, complete slabs </text:span><text:span text:style-name="T6">(all free)</text:span></text:p>
        </text:list-item>
      </text:list>
      <text:p text:style-name="P10">Freelist slab pointer (points to first <text:span text:style-name="T8">non-empty</text:span> slab)</text:p>
      <text:p text:style-name="P3"/>
      <text:p text:style-name="P6">Methods: </text:p>
      <text:p text:style-name="P3">Interface:</text:p>
      <text:p text:style-name="P1"/>
      <text:p text:style-name="P1"><text:span text:style-name="T1">s</text:span>truct kmem_cache * kmem_cache_create (name, size, align, constructor, destructor)</text:p>
      <text:list xml:id="list573048859" text:style-name="L2">
        <text:list-item>
          <text:p text:style-name="P25">Initialize cache object</text:p>
        </text:list-item>
        <text:list-item>
          <text:p text:style-name="P26">Check which slab type to create</text:p>
        </text:list-item>
        <text:list-item>
          <text:p text:style-name="P26">If large, create large slab, <text:span text:style-name="T24">update slabtype</text:span></text:p>
        </text:list-item>
        <text:list-item>
          <text:p text:style-name="P27">If small, create small slab, <text:span text:style-name="T24">update slabtype</text:span></text:p>
        </text:list-item>
        <text:list-item>
          <text:p text:style-name="P27">initialize free_slabs and slabs, <text:span text:style-name="T30">lastcolor</text:span></text:p>
        </text:list-item>
        <text:list-item>
          <text:p text:style-name="P27">return</text:p>
        </text:list-item>
      </text:list>
      <text:p text:style-name="P19"/>
      <text:p text:style-name="P1">void * kmem_cache_alloc (struct kmem_cache * cp, int flags)</text:p>
      <text:list xml:id="list3774335921" text:style-name="L3">
        <text:list-item>
          <text:p text:style-name="P28">if free_slabs is null</text:p>
          <text:list>
            <text:list-item>
              <text:p text:style-name="P31">allocate_appropriate_size_slab with new align</text:p>
            </text:list-item>
            <text:list-item>
              <text:p text:style-name="P31">update free_slabs, slabs, <text:span text:style-name="T19">lastalign</text:span></text:p>
            </text:list-item>
          </text:list>
        </text:list-item>
        <text:list-item>
          <text:p text:style-name="P35">If large slabs</text:p>
          <text:list>
            <text:list-item>
              <text:p text:style-name="P33">go to free_slabs</text:p>
            </text:list-item>
            <text:list-item>
              <text:p text:style-name="P34">get free_buffctls-&gt;buff</text:p>
            </text:list-item>
            <text:list-item>
              <text:p text:style-name="P34">inc refcount</text:p>
            </text:list-item>
            <text:list-item>
              <text:p text:style-name="P34">update free_buffctls to next</text:p>
            </text:list-item>
            <text:list-item>
              <text:p text:style-name="P29">if refcount == objs_per_slab update free_slabs</text:p>
            </text:list-item>
            <text:list-item>
              <text:p text:style-name="P31">return buff</text:p>
            </text:list-item>
          </text:list>
        </text:list-item>
        <text:list-item>
          <text:p text:style-name="P35">If small slabs </text:p>
          <text:list>
            <text:list-item>
              <text:p text:style-name="P35">go to free_slabs</text:p>
            </text:list-item>
            <text:list-item>
              <text:p text:style-name="P35">get free buff from first 0 bit in bitvec <text:span text:style-name="T26">and set it to 1, don’t check more than</text:span></text:p>
              <text:p text:style-name="P36">cp-&gt;objs_per_slab 0s</text:p>
            </text:list-item>
            <text:list-item>
              <text:p text:style-name="P38">Do pointer manipulation to get the appropriate buff.</text:p>
            </text:list-item>
            <text:list-item>
              <text:p text:style-name="P35">inc refcount</text:p>
            </text:list-item>
            <text:list-item>
              <text:p text:style-name="P30">if refcount == objs_per_slab update free_slabs</text:p>
            </text:list-item>
            <text:list-item>
              <text:p text:style-name="P32">return buff</text:p>
              <text:p text:style-name="P31"/>
            </text:list-item>
          </text:list>
        </text:list-item>
      </text:list>
      <text:p text:style-name="P1">void kmem_cache_free (struct kmem_cache * cp, void * buf)</text:p>
      <text:list xml:id="list2581707030" text:style-name="L4">
        <text:list-item>
          <text:p text:style-name="P39"><text:span text:style-name="T20">If large object, get bufctl from hash </text:span><text:s/></text:p>
          <text:list>
            <text:list-item>
              <text:p text:style-name="P40">goto parent slab and append to free_buffctls <text:span text:style-name="T27">by </text:span>safely remov<text:span text:style-name="T27">ing</text:span> from current pos</text:p>
            </text:list-item>
          </text:list>
        </text:list-item>
      </text:list>
      <text:p text:style-name="P20"><text:tab/><text:tab/><text:tab/><text:span text:style-name="T27">in the bufctl linked list.</text:span></text:p>
      <text:list xml:id="list75729553242827" text:continue-numbering="true" text:style-name="L4">
        <text:list-item>
          <text:p text:style-name="P42">If small obj, <text:span text:style-name="T28">get slab, buffindex from hash</text:span></text:p>
          <text:list>
            <text:list-item>
              <text:p text:style-name="P37">goto slab-&gt;bitvec[buffindex] = 0</text:p>
            </text:list-item>
          </text:list>
        </text:list-item>
        <text:list-item>
          <text:p text:style-name="P41">update refcount</text:p>
        </text:list-item>
        <text:list-item>
          <text:p text:style-name="P43">When a slab ref count becomes 0, move it to the end of slab list in the cache</text:p>
        </text:list-item>
        <text:list-item>
          <text:p text:style-name="P65">When refcount + 1 == objs_per_slab, move this slab just <text:span text:style-name="T10">before </text:span><text:span text:style-name="T13">the free_slabs </text:span></text:p>
        </text:list-item>
      </text:list>
      <text:p text:style-name="P21"/>
      <text:p text:style-name="P1"/>
      <text:p text:style-name="P1">void kmem_cache_destroy (struct kmem_cache * cp)</text:p>
      <text:list xml:id="list3965574505" text:style-name="L5">
        <text:list-item>
          <text:p text:style-name="P44">Iterate over slabs</text:p>
        </text:list-item>
        <text:list-item>
          <text:p text:style-name="P46"><text:soft-page-break/>If Large slabs:</text:p>
          <text:list>
            <text:list-item>
              <text:p text:style-name="P46">munmap mem</text:p>
            </text:list-item>
            <text:list-item>
              <text:p text:style-name="P45">iterate <text:span text:style-name="T21">left and right free_buffctls, keep freeing bufctls</text:span></text:p>
            </text:list-item>
            <text:list-item>
              <text:p text:style-name="P46">move to next slab then free prev slab</text:p>
            </text:list-item>
          </text:list>
        </text:list-item>
        <text:list-item>
          <text:p text:style-name="P46">If Small slabs:</text:p>
          <text:list>
            <text:list-item>
              <text:p text:style-name="P46">free bitvec</text:p>
            </text:list-item>
            <text:list-item>
              <text:p text:style-name="P46">save ptr to next slab</text:p>
            </text:list-item>
            <text:list-item>
              <text:p text:style-name="P46">free this slab’s page (<text:span text:style-name="T31">munmap</text:span> mem)</text:p>
            </text:list-item>
            <text:list-item>
              <text:p text:style-name="P46">repeat from saved ptr</text:p>
            </text:list-item>
          </text:list>
        </text:list-item>
        <text:list-item>
          <text:p text:style-name="P47">free cache</text:p>
        </text:list-item>
        <text:list-item>
          <text:p text:style-name="P47">return</text:p>
        </text:list-item>
      </text:list>
      <text:p text:style-name="P1"/>
      <text:p text:style-name="P3">Back-end:</text:p>
      <text:p text:style-name="P2"/>
      <text:p text:style-name="P2">kmem_cache_grow</text:p>
      <text:list xml:id="list3228414933" text:style-name="L6">
        <text:list-item>
          <text:p text:style-name="P48">Slab grown automatically with mem_cache_alloc.</text:p>
        </text:list-item>
      </text:list>
      <text:p text:style-name="P2">kmem_cache_reap</text:p>
      <text:list xml:id="list162116076" text:style-name="L7">
        <text:list-item>
          <text:p text:style-name="P49">Not important in user space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</text:p>
      <text:p text:style-name="P14">Slab Layout</text:p>
      <text:p text:style-name="P14"/>
      <text:p text:style-name="P17">kmem_slab data apparently consumes 32 bytes only.</text:p>
      <text:p text:style-name="P4"/>
      <text:p text:style-name="P6">&gt; 1/8 Slab:</text:p>
      <text:p text:style-name="P7">kmem_slab:</text:p>
      <text:p text:style-name="P7"><text:tab/>next slab</text:p>
      <text:p text:style-name="P7"><text:tab/>ref count</text:p>
      <text:p text:style-name="P7"><text:tab/>struct kmem_bufctl <text:s/>list of free buffers</text:p>
      <text:p text:style-name="P7"><text:tab/><text:span text:style-name="T25">bitvec = NULL</text:span></text:p>
      <text:p text:style-name="P7"/>
      <text:p text:style-name="P7">kmem_bufctl:</text:p>
      <text:p text:style-name="P7"><text:tab/>next bufctl</text:p>
      <text:p text:style-name="P7"><text:tab/>buffer address</text:p>
      <text:p text:style-name="P7"><text:tab/>controlling slab</text:p>
      <text:p text:style-name="P7"/>
      <text:p text:style-name="P11">mem_slab * allocate_large_slab (objsize, align, objs_per_slab,ctr , <text:span text:style-name="T22">cache</text:span>) </text:p>
      <text:list xml:id="list2369150906" text:style-name="L8">
        <text:list-item>
          <text:p text:style-name="P50">create a slab object <text:span text:style-name="T9">(using malloc, later use mem_cache), </text:span>initialize, set free_buffctls to...</text:p>
        </text:list-item>
        <text:list-item>
          <text:p text:style-name="P52">note: objs_per_slab was passed as parameter</text:p>
        </text:list-item>
        <text:list-item>
          <text:p text:style-name="P53">create objs_per_slab bufctls (using malloc, later use mem_cache)</text:p>
        </text:list-item>
        <text:list-item>
          <text:p text:style-name="P53">mmap objsize* objs_per_slab bytes, aligned <text:span text:style-name="T12">0, store in mem ptr</text:span></text:p>
        </text:list-item>
        <text:list-item>
          <text:p text:style-name="P50">Skip align bytes, and start <text:span text:style-name="T10">constructing</text:span> objects, set bufctl accordingly</text:p>
        </text:list-item>
        <text:list-item>
          <text:p text:style-name="P55">For above 2 steps, keep adding &lt;buffptr, buffctl_ptr&gt; to cache.btobctl (hashtable)</text:p>
        </text:list-item>
        <text:list-item>
          <text:p text:style-name="P50">Go forward objsize bytes and repeat</text:p>
        </text:list-item>
        <text:list-item>
          <text:p text:style-name="P57">bitvec= null</text:p>
          <text:p text:style-name="P58"/>
        </text:list-item>
      </text:list>
      <text:p text:style-name="P5">&lt;<text:span text:style-name="T7">=</text:span> 1/8 Slab:</text:p>
      <text:p text:style-name="P9">no bufctl needed</text:p>
      <text:p text:style-name="P9"/>
      <text:p text:style-name="P8">kmem_slab:</text:p>
      <text:p text:style-name="P8"><text:tab/>next slab</text:p>
      <text:p text:style-name="P8"><text:tab/>ref count</text:p>
      <text:p text:style-name="P8"><text:tab/><text:span text:style-name="T2">free buffs = NULL</text:span></text:p>
      <text:p text:style-name="P8"><text:tab/><text:span text:style-name="T25">bitvec</text:span></text:p>
      <text:p text:style-name="P12">mem_slab * allocate_small_slab (objsize, align, <text:span text:style-name="T29">color,</text:span> objs_per_slab,ctr, <text:span text:style-name="T23">cache</text:span>)</text:p>
      <text:list xml:id="list1787731085" text:style-name="L9">
        <text:list-item>
          <text:p text:style-name="P51">create a slab object <text:span text:style-name="T9">(using malloc, later use mem_cache), </text:span>initialize, set free_buffctls to <text:span text:style-name="T24">null</text:span></text:p>
        </text:list-item>
        <text:list-item>
          <text:p text:style-name="P54">mmap objsize bytes, aligned <text:span text:style-name="T25">0 (defaults to “get a page”) store in mem ptr</text:span></text:p>
        </text:list-item>
        <text:list-item>
          <text:p text:style-name="P59">jump to mmapaddr + <text:span text:style-name="T10">pagesize + slab-&gt;color </text:span><text:span text:style-name="T13"><text:s/>– sizeof(mem_slab) <text:s/>(maybe create an inline func to get this)</text:span></text:p>
        </text:list-item>
        <text:list-item>
          <text:p text:style-name="P62">place slab obj here</text:p>
        </text:list-item>
        <text:list-item>
          <text:p text:style-name="P60"><text:span text:style-name="T13">slab-&gt;mem = mmapaddr (nth object will be </text:span><text:span text:style-name="T15">later </text:span><text:span text:style-name="T13">found at n*objsize+mem+align)</text:span></text:p>
        </text:list-item>
        <text:list-item>
          <text:p text:style-name="P61"><text:span text:style-name="T11">cache-&gt;objs_per_slab</text:span><text:span text:style-name="T13"> = </text:span><text:span text:style-name="T14">(int) </text:span><text:span text:style-name="T13">floor <text:s/>[ ( </text:span><text:span text:style-name="T10">pagesize</text:span><text:span text:style-name="T13"> – sizeof(mem_slab) – </text:span><text:span text:style-name="T17">color</text:span><text:span text:style-name="T13"> ) / objsize ]</text:span></text:p>
        </text:list-item>
        <text:list-item>
          <text:p text:style-name="P61"><text:span text:style-name="T13">skip </text:span><text:span text:style-name="T18">color</text:span><text:span text:style-name="T13"> bytes and construct </text:span><text:span text:style-name="T11">cache-&gt;objs_per_slab</text:span><text:span text:style-name="T13"> objects.</text:span></text:p>
        </text:list-item>
        <text:list-item>
          <text:p text:style-name="P56"><text:span text:style-name="T13">Keep adding <text:s/>&lt;buffptr, </text:span><text:span text:style-name="T16">pair&lt;</text:span><text:span text:style-name="T13">slab_ptr, </text:span><text:span text:style-name="T16">buffindex</text:span><text:span text:style-name="T13"> </text:span><text:span text:style-name="T16">&gt;</text:span><text:span text:style-name="T13">&gt; to cache.btobctl (hashtable)</text:span></text:p>
        </text:list-item>
        <text:list-item>
          <text:p text:style-name="P63">initialize bitvec = malloc, memset(0) </text:p>
        </text:list-item>
      </text:list>
      <text:p text:style-name="P64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1:24:10.094818275</meta:creation-date>
    <dc:date>2019-11-29T17:25:06.069244306</dc:date>
    <meta:editing-duration>PT16H21M10S</meta:editing-duration>
    <meta:editing-cycles>50</meta:editing-cycles>
    <meta:generator>LibreOffice/6.0.7.3$Linux_X86_64 LibreOffice_project/00m0$Build-3</meta:generator>
    <meta:document-statistic meta:table-count="0" meta:image-count="0" meta:object-count="0" meta:page-count="3" meta:paragraph-count="101" meta:word-count="603" meta:character-count="3597" meta:non-whitespace-character-count="3128"/>
  </office:meta>
</office:document-meta>
</file>